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6.8472in" svg:y="1.1209in">
            <draw:object draw:notify-on-update-of-ranges="Sheet1.B5:Sheet1.E5 Sheet1.A6:Sheet1.A6 Sheet1.B6:Sheet1.E6 Sheet1.A7:Sheet1.A7 Sheet1.B7:Sheet1.E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>
            <text:p>Threa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Updates</text:p>
          </table:table-cell>
          <table:table-cell table:formula="of:=17500*[.B1]" office:value-type="float" office:value="17500">
            <text:p>17500</text:p>
          </table:table-cell>
          <table:table-cell table:formula="of:=17500*[.C1]" office:value-type="float" office:value="35000">
            <text:p>35000</text:p>
          </table:table-cell>
          <table:table-cell table:formula="of:=17500*[.D1]" office:value-type="float" office:value="52500">
            <text:p>52500</text:p>
          </table:table-cell>
          <table:table-cell table:formula="of:=17500*[.E1]" office:value-type="float" office:value="70000">
            <text:p>70000</text:p>
          </table:table-cell>
        </table:table-row>
        <table:table-row table:style-name="ro1">
          <table:table-cell office:value-type="string">
            <text:p>No Log</text:p>
          </table:table-cell>
          <table:table-cell office:value-type="float" office:value="35740546400">
            <text:p>35740546400</text:p>
          </table:table-cell>
          <table:table-cell office:value-type="float" office:value="34522247500">
            <text:p>34522247500</text:p>
          </table:table-cell>
          <table:table-cell office:value-type="float" office:value="46871299300">
            <text:p>46871299300</text:p>
          </table:table-cell>
          <table:table-cell office:value-type="float" office:value="75566754600">
            <text:p>75566754600</text:p>
          </table:table-cell>
        </table:table-row>
        <table:table-row table:style-name="ro1">
          <table:table-cell office:value-type="string">
            <text:p>Log</text:p>
          </table:table-cell>
          <table:table-cell office:value-type="float" office:value="39311173800">
            <text:p>39311173800</text:p>
          </table:table-cell>
          <table:table-cell office:value-type="float" office:value="37356487400">
            <text:p>37356487400</text:p>
          </table:table-cell>
          <table:table-cell office:value-type="float" office:value="50019268000">
            <text:p>50019268000</text:p>
          </table:table-cell>
          <table:table-cell office:value-type="float" office:value="68167950200">
            <text:p>6816795020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ithout Log</text:p>
          </table:table-cell>
          <table:table-cell table:formula="of:=[.B2]/[.B3]*1000000" office:value-type="float" office:value="0.489639968123151">
            <text:p>0.4896399681</text:p>
          </table:table-cell>
          <table:table-cell table:formula="of:=[.C2]/[.C3]*1000000" office:value-type="float" office:value="1.01383897441787">
            <text:p>1.0138389744</text:p>
          </table:table-cell>
          <table:table-cell table:formula="of:=[.D2]/[.D3]*1000000" office:value-type="float" office:value="1.12008842903999">
            <text:p>1.120088429</text:p>
          </table:table-cell>
          <table:table-cell table:formula="of:=[.E2]/[.E3]*1000000" office:value-type="float" office:value="0.926333284663783">
            <text:p>0.9263332847</text:p>
          </table:table-cell>
        </table:table-row>
        <table:table-row table:style-name="ro1">
          <table:table-cell office:value-type="string">
            <text:p>With Log</text:p>
          </table:table-cell>
          <table:table-cell table:formula="of:=[.B2]/[.B4]*1000000" office:value-type="float" office:value="0.445166050981668">
            <text:p>0.445166051</text:p>
          </table:table-cell>
          <table:table-cell table:formula="of:=[.C2]/[.C4]*1000000" office:value-type="float" office:value="0.93691892455606">
            <text:p>0.9369189246</text:p>
          </table:table-cell>
          <table:table-cell table:formula="of:=[.D2]/[.D4]*1000000" office:value-type="float" office:value="1.04959552786738">
            <text:p>1.0495955279</text:p>
          </table:table-cell>
          <table:table-cell table:formula="of:=[.E2]/[.E4]*1000000" office:value-type="float" office:value="1.02687553013733">
            <text:p>1.0268755301</text:p>
          </table:table-cell>
        </table:table-row>
      </table:table>
      <table:table table:name="Sheet2" table:style-name="ta1">
        <table:shapes>
          <draw:frame draw:z-index="0" draw:style-name="gr1" svg:width="6.2988in" svg:height="3.5429in" svg:x="7.6492in" svg:y="0in">
            <draw:object draw:notify-on-update-of-ranges="Sheet2.B25:Sheet2.E25 Sheet2.A26:Sheet2.A26 Sheet2.B26:Sheet2.E26 Sheet2.A27:Sheet2.A27 Sheet2.B27:Sheet2.E2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office:value-type="float" office:value="2304121">
            <text:p>2304121</text:p>
          </table:table-cell>
          <table:table-cell table:style-name="ce1" office:value-type="float" office:value="2150024">
            <text:p>2150024</text:p>
          </table:table-cell>
          <table:table-cell table:style-name="ce1" office:value-type="float" office:value="2384197">
            <text:p>2384197</text:p>
          </table:table-cell>
          <table:table-cell table:formula="of:=([.B2]+[.C2]+[.D2])/3" office:value-type="float" office:value="2279447.33333333">
            <text:p>2279447.33333333</text:p>
          </table:table-cell>
          <table:table-cell table:style-name="ce1" office:value-type="float" office:value="2263280">
            <text:p>2263280</text:p>
          </table:table-cell>
          <table:table-cell table:style-name="ce1" office:value-type="float" office:value="1940894">
            <text:p>1940894</text:p>
          </table:table-cell>
          <table:table-cell table:style-name="ce1" office:value-type="float" office:value="1876762">
            <text:p>1876762</text:p>
          </table:table-cell>
          <table:table-cell table:formula="of:=([.F2]+[.G2]+[.H2])/3" office:value-type="float" office:value="2026978.66666667">
            <text:p>2026978.6666666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float" office:value="2264481">
            <text:p>2264481</text:p>
          </table:table-cell>
          <table:table-cell office:value-type="float" office:value="2058461">
            <text:p>2058461</text:p>
          </table:table-cell>
          <table:table-cell office:value-type="float" office:value="1934029">
            <text:p>1934029</text:p>
          </table:table-cell>
          <table:table-cell/>
          <table:table-cell office:value-type="float" office:value="2246170">
            <text:p>2246170</text:p>
          </table:table-cell>
          <table:table-cell office:value-type="float" office:value="1844003">
            <text:p>1844003</text:p>
          </table:table-cell>
          <table:table-cell office:value-type="float" office:value="1817029">
            <text:p>1817029</text:p>
          </table:table-cell>
          <table:table-cell/>
        </table:table-row>
        <table:table-row table:style-name="ro1">
          <table:table-cell/>
          <table:table-cell office:value-type="float" office:value="2252367">
            <text:p>2252367</text:p>
          </table:table-cell>
          <table:table-cell office:value-type="float" office:value="2074786">
            <text:p>2074786</text:p>
          </table:table-cell>
          <table:table-cell office:value-type="float" office:value="1998081">
            <text:p>1998081</text:p>
          </table:table-cell>
          <table:table-cell/>
          <table:table-cell office:value-type="float" office:value="2243158">
            <text:p>2243158</text:p>
          </table:table-cell>
          <table:table-cell office:value-type="float" office:value="1809994">
            <text:p>1809994</text:p>
          </table:table-cell>
          <table:table-cell office:value-type="float" office:value="1832746">
            <text:p>1832746</text:p>
          </table:table-cell>
          <table:table-cell/>
        </table:table-row>
        <table:table-row table:style-name="ro1">
          <table:table-cell/>
          <table:table-cell table:style-name="ce1" table:formula="of:=([.B5]+[.B6])/2" office:value-type="float" office:value="2258424">
            <text:p>2258424</text:p>
          </table:table-cell>
          <table:table-cell table:style-name="ce1" table:formula="of:=([.C5]+[.C6])/2" office:value-type="float" office:value="2066623.5">
            <text:p>2066623.5</text:p>
          </table:table-cell>
          <table:table-cell table:style-name="ce1" table:formula="of:=([.D5]+[.D6])/2" office:value-type="float" office:value="1966055">
            <text:p>1966055</text:p>
          </table:table-cell>
          <table:table-cell table:formula="of:=([.B7]+[.C7]+[.D7])/3" office:value-type="float" office:value="2097034.16666667">
            <text:p>2097034.16666667</text:p>
          </table:table-cell>
          <table:table-cell table:style-name="ce1" table:formula="of:=([.F5]+[.F6])/2" office:value-type="float" office:value="2244664">
            <text:p>2244664</text:p>
          </table:table-cell>
          <table:table-cell table:style-name="ce1" table:formula="of:=([.G5]+[.G6])/2" office:value-type="float" office:value="1826998.5">
            <text:p>1826998.5</text:p>
          </table:table-cell>
          <table:table-cell table:style-name="ce1" table:formula="of:=([.H5]+[.H6])/2" office:value-type="float" office:value="1824887.5">
            <text:p>1824887.5</text:p>
          </table:table-cell>
          <table:table-cell table:formula="of:=([.F7]+[.G7]+[.H7])/3" office:value-type="float" office:value="1965516.66666667">
            <text:p>1965516.6666666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4162057">
            <text:p>4162057</text:p>
          </table:table-cell>
          <table:table-cell office:value-type="float" office:value="2391358">
            <text:p>2391358</text:p>
          </table:table-cell>
          <table:table-cell office:value-type="float" office:value="1888351">
            <text:p>1888351</text:p>
          </table:table-cell>
          <table:table-cell/>
          <table:table-cell office:value-type="float" office:value="3837974">
            <text:p>3837974</text:p>
          </table:table-cell>
          <table:table-cell office:value-type="float" office:value="2245218">
            <text:p>2245218</text:p>
          </table:table-cell>
          <table:table-cell office:value-type="float" office:value="1798301">
            <text:p>1798301</text:p>
          </table:table-cell>
          <table:table-cell/>
        </table:table-row>
        <table:table-row table:style-name="ro1">
          <table:table-cell/>
          <table:table-cell office:value-type="float" office:value="4136329">
            <text:p>4136329</text:p>
          </table:table-cell>
          <table:table-cell office:value-type="float" office:value="2397203">
            <text:p>2397203</text:p>
          </table:table-cell>
          <table:table-cell office:value-type="float" office:value="1924142">
            <text:p>1924142</text:p>
          </table:table-cell>
          <table:table-cell/>
          <table:table-cell office:value-type="float" office:value="3882402">
            <text:p>3882402</text:p>
          </table:table-cell>
          <table:table-cell office:value-type="float" office:value="2265279">
            <text:p>2265279</text:p>
          </table:table-cell>
          <table:table-cell office:value-type="float" office:value="1787218">
            <text:p>1787218</text:p>
          </table:table-cell>
          <table:table-cell/>
        </table:table-row>
        <table:table-row table:style-name="ro1">
          <table:table-cell/>
          <table:table-cell office:value-type="float" office:value="4203226">
            <text:p>4203226</text:p>
          </table:table-cell>
          <table:table-cell office:value-type="float" office:value="2388693">
            <text:p>2388693</text:p>
          </table:table-cell>
          <table:table-cell office:value-type="float" office:value="1890200">
            <text:p>1890200</text:p>
          </table:table-cell>
          <table:table-cell/>
          <table:table-cell office:value-type="float" office:value="3879457">
            <text:p>3879457</text:p>
          </table:table-cell>
          <table:table-cell office:value-type="float" office:value="2233210">
            <text:p>2233210</text:p>
          </table:table-cell>
          <table:table-cell office:value-type="float" office:value="1786460">
            <text:p>1786460</text:p>
          </table:table-cell>
          <table:table-cell/>
        </table:table-row>
        <table:table-row table:style-name="ro1">
          <table:table-cell/>
          <table:table-cell table:style-name="ce1" table:formula="of:=([.B9]+[.B10]+[.B11])/3" office:value-type="float" office:value="4167204">
            <text:p>4167204</text:p>
          </table:table-cell>
          <table:table-cell table:style-name="ce1" table:formula="of:=([.C9]+[.C10]+[.C11])/3" office:value-type="float" office:value="2392418">
            <text:p>2392418</text:p>
          </table:table-cell>
          <table:table-cell table:style-name="ce1" table:formula="of:=([.D9]+[.D10]+[.D11])/3" office:value-type="float" office:value="1900897.66666667">
            <text:p>1900897.66666667</text:p>
          </table:table-cell>
          <table:table-cell table:formula="of:=([.B12]+[.C12]+[.D12])/3" office:value-type="float" office:value="2820173.22222222">
            <text:p>2820173.22222222</text:p>
          </table:table-cell>
          <table:table-cell table:style-name="ce1" table:formula="of:=([.F9]+[.F10]+[.F11])/3" office:value-type="float" office:value="3866611">
            <text:p>3866611</text:p>
          </table:table-cell>
          <table:table-cell table:style-name="ce1" table:formula="of:=([.G9]+[.G10]+[.G11])/3" office:value-type="float" office:value="2247902.33333333">
            <text:p>2247902.33333333</text:p>
          </table:table-cell>
          <table:table-cell table:style-name="ce1" table:formula="of:=([.H9]+[.H10]+[.H11])/3" office:value-type="float" office:value="1790659.66666667">
            <text:p>1790659.66666667</text:p>
          </table:table-cell>
          <table:table-cell table:formula="of:=([.F12]+[.G12]+[.H12])/3" office:value-type="float" office:value="2635057.66666667">
            <text:p>2635057.6666666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7357573">
            <text:p>7357573</text:p>
          </table:table-cell>
          <table:table-cell office:value-type="float" office:value="2598212">
            <text:p>2598212</text:p>
          </table:table-cell>
          <table:table-cell office:value-type="float" office:value="1973668">
            <text:p>1973668</text:p>
          </table:table-cell>
          <table:table-cell/>
          <table:table-cell office:value-type="float" office:value="6390066">
            <text:p>6390066</text:p>
          </table:table-cell>
          <table:table-cell office:value-type="float" office:value="3572581">
            <text:p>3572581</text:p>
          </table:table-cell>
          <table:table-cell office:value-type="float" office:value="2788555">
            <text:p>2788555</text:p>
          </table:table-cell>
          <table:table-cell/>
        </table:table-row>
        <table:table-row table:style-name="ro1">
          <table:table-cell/>
          <table:table-cell office:value-type="float" office:value="7413139">
            <text:p>7413139</text:p>
          </table:table-cell>
          <table:table-cell office:value-type="float" office:value="2544464">
            <text:p>2544464</text:p>
          </table:table-cell>
          <table:table-cell office:value-type="float" office:value="2006345">
            <text:p>2006345</text:p>
          </table:table-cell>
          <table:table-cell/>
          <table:table-cell office:value-type="float" office:value="6494159">
            <text:p>6494159</text:p>
          </table:table-cell>
          <table:table-cell office:value-type="float" office:value="3609585">
            <text:p>3609585</text:p>
          </table:table-cell>
          <table:table-cell office:value-type="float" office:value="2638352">
            <text:p>2638352</text:p>
          </table:table-cell>
          <table:table-cell/>
        </table:table-row>
        <table:table-row table:style-name="ro1">
          <table:table-cell/>
          <table:table-cell office:value-type="float" office:value="7349465">
            <text:p>7349465</text:p>
          </table:table-cell>
          <table:table-cell office:value-type="float" office:value="2615319">
            <text:p>2615319</text:p>
          </table:table-cell>
          <table:table-cell office:value-type="float" office:value="1971502">
            <text:p>1971502</text:p>
          </table:table-cell>
          <table:table-cell/>
          <table:table-cell office:value-type="float" office:value="6374305">
            <text:p>6374305</text:p>
          </table:table-cell>
          <table:table-cell office:value-type="float" office:value="3574990">
            <text:p>3574990</text:p>
          </table:table-cell>
          <table:table-cell office:value-type="float" office:value="2739378">
            <text:p>2739378</text:p>
          </table:table-cell>
          <table:table-cell/>
        </table:table-row>
        <table:table-row table:style-name="ro1">
          <table:table-cell/>
          <table:table-cell office:value-type="float" office:value="7452036">
            <text:p>7452036</text:p>
          </table:table-cell>
          <table:table-cell office:value-type="float" office:value="2554839">
            <text:p>2554839</text:p>
          </table:table-cell>
          <table:table-cell office:value-type="float" office:value="1980272">
            <text:p>1980272</text:p>
          </table:table-cell>
          <table:table-cell/>
          <table:table-cell office:value-type="float" office:value="6560979">
            <text:p>6560979</text:p>
          </table:table-cell>
          <table:table-cell office:value-type="float" office:value="3591588">
            <text:p>3591588</text:p>
          </table:table-cell>
          <table:table-cell office:value-type="float" office:value="2550465">
            <text:p>2550465</text:p>
          </table:table-cell>
          <table:table-cell/>
        </table:table-row>
        <table:table-row table:style-name="ro1">
          <table:table-cell/>
          <table:table-cell table:style-name="ce1" table:formula="of:=([.B14]+[.B15]+[.B16]+[.B17])/4" office:value-type="float" office:value="7393053.25">
            <text:p>7393053.25</text:p>
          </table:table-cell>
          <table:table-cell table:style-name="ce1" table:formula="of:=([.C14]+[.C15]+[.C16]+[.C17])/4" office:value-type="float" office:value="2578208.5">
            <text:p>2578208.5</text:p>
          </table:table-cell>
          <table:table-cell table:style-name="ce1" table:formula="of:=([.D14]+[.D15]+[.D16]+[.D17])/4" office:value-type="float" office:value="1982946.75">
            <text:p>1982946.75</text:p>
          </table:table-cell>
          <table:table-cell table:formula="of:=([.B18]+[.C18]+[.D18])/3" office:value-type="float" office:value="3984736.16666667">
            <text:p>3984736.16666667</text:p>
          </table:table-cell>
          <table:table-cell table:style-name="ce1" table:formula="of:=([.F14]+[.F15]+[.F16]+[.F17])/4" office:value-type="float" office:value="6454877.25">
            <text:p>6454877.25</text:p>
          </table:table-cell>
          <table:table-cell table:style-name="ce1" table:formula="of:=([.G14]+[.G15]+[.G16]+[.G17])/4" office:value-type="float" office:value="3587186">
            <text:p>3587186</text:p>
          </table:table-cell>
          <table:table-cell table:style-name="ce1" table:formula="of:=([.H14]+[.H15]+[.H16]+[.H17])/4" office:value-type="float" office:value="2679187.5">
            <text:p>2679187.5</text:p>
          </table:table-cell>
          <table:table-cell table:formula="of:=([.F18]+[.G18]+[.H18])/3" office:value-type="float" office:value="4240416.91666667">
            <text:p>4240416.91666667</text:p>
          </table:table-cell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with</text:p>
          </table:table-cell>
          <table:table-cell table:number-columns-repeated="2"/>
          <table:table-cell table:style-name="Default"/>
          <table:table-cell office:value-type="string">
            <text:p>without</text:p>
          </table:table-cell>
          <table:table-cell table:number-columns-repeated="2"/>
          <table:table-cell table:style-name="Default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Without Log</text:p>
          </table:table-cell>
          <table:table-cell table:style-name="ce1" table:formula="of:=[.I2]" office:value-type="float" office:value="2026978.66666667">
            <text:p>2026978.66666667</text:p>
          </table:table-cell>
          <table:table-cell table:formula="of:=[.I7]" office:value-type="float" office:value="1965516.66666667">
            <text:p>1965516.66666667</text:p>
          </table:table-cell>
          <table:table-cell table:formula="of:=[.I12]" office:value-type="float" office:value="2635057.66666667">
            <text:p>2635057.66666667</text:p>
          </table:table-cell>
          <table:table-cell table:style-name="Default" table:formula="of:=[.I18]" office:value-type="float" office:value="4240416.91666667">
            <text:p>4240416.9166666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With Log</text:p>
          </table:table-cell>
          <table:table-cell table:formula="of:=[.E2]" office:value-type="float" office:value="2279447.33333333">
            <text:p>2279447.33333333</text:p>
          </table:table-cell>
          <table:table-cell table:formula="of:=[.E7]" office:value-type="float" office:value="2097034.16666667">
            <text:p>2097034.16666667</text:p>
          </table:table-cell>
          <table:table-cell table:formula="of:=[.E12]" office:value-type="float" office:value="2820173.22222222">
            <text:p>2820173.22222222</text:p>
          </table:table-cell>
          <table:table-cell table:style-name="Default" table:formula="of:=[.E18]" office:value-type="float" office:value="3984736.16666667">
            <text:p>3984736.16666667</text:p>
          </table:table-cell>
          <table:table-cell table:number-columns-repeated="3"/>
          <table:table-cell table:style-name="Default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formula="of:=[.B27]/[.B26]*100-100" office:value-type="float" office:value="12.4554180474848">
            <text:p>12.4554180475</text:p>
          </table:table-cell>
          <table:table-cell table:formula="of:=[.C27]/[.C26]*100-100" office:value-type="float" office:value="6.69124318457403">
            <text:p>6.6912431846</text:p>
          </table:table-cell>
          <table:table-cell table:formula="of:=[.D27]/[.D26]*100-100" office:value-type="float" office:value="7.02510453176248">
            <text:p>7.0251045318</text:p>
          </table:table-cell>
          <table:table-cell table:style-name="Default" table:formula="of:=[.E27]/[.E26]*100-100" office:value-type="float" office:value="-6.0296134796337">
            <text:p>-6.0296134796</text:p>
          </table:table-cell>
          <table:table-cell table:formula="of:=[.B30]+[.C30]+[.D30]+[.E30]" office:value-type="float" office:value="20.1421522841876">
            <text:p>20.1421522842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formula="of:=[.F30]/4" office:value-type="float" office:value="5.0355380710469">
            <text:p>5.035538071</text:p>
          </table:table-cell>
          <table:table-cell table:number-columns-repeated="2"/>
          <table:table-cell table:style-name="Default"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2T22:21:21</meta:creation-date>
    <dc:date>2012-12-12T23:30:33</dc:date>
    <meta:editing-duration>PT32M28S</meta:editing-duration>
    <meta:editing-cycles>3</meta:editing-cycles>
    <meta:generator>LibreOffice/3.5$Linux_X86_64 LibreOffice_project/350m1$Build-2</meta:generator>
    <meta:document-statistic meta:table-count="3" meta:cell-count="1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3cm" svg:y="3.952cm" style:legend-expansion="high" chart:style-name="ch2"/>
        <chart:plot-area chart:style-name="ch3" table:cell-range-address="Sheet1.B5:Sheet1.E7 Sheet1.A6:Sheet1.A7" chart:data-source-has-labels="both" svg:x="1.331cm" svg:y="0.855cm" svg:width="10.859cm" svg:height="6.984cm">
          <chartooo:coordinate-region svg:x="2.058cm" svg:y="1.055cm" svg:width="10.038cm" svg:height="6.137cm"/>
          <chart:axis chart:dimension="x" chart:name="primary-x" chart:style-name="ch4" chartooo:axis-type="auto">
            <chartooo:date-scale/>
            <chart:title svg:x="5.697cm" svg:y="8.019cm" chart:style-name="ch5">
              <text:p>No. of threads</text:p>
            </chart:title>
            <chart:categories table:cell-range-address="Sheet1.B5:Sheet1.E5"/>
          </chart:axis>
          <chart:axis chart:dimension="y" chart:name="primary-y" chart:style-name="ch4">
            <chart:title svg:x="0.451cm" svg:y="6.574cm" chart:style-name="ch6">
              <text:p>Total throughut in requests/ms</text:p>
            </chart:title>
            <chart:grid chart:style-name="ch7" chart:class="major"/>
          </chart:axis>
          <chart:series chart:style-name="ch8" chart:values-cell-range-address="Sheet1.B6:Sheet1.E6" chart:label-cell-address="Sheet1.A6:Sheet1.A6" chart:class="chart:line">
            <chart:data-point chart:repeated="4"/>
          </chart:series>
          <chart:series chart:style-name="ch9" chart:values-cell-range-address="Sheet1.B7:Sheet1.E7" chart:label-cell-address="Sheet1.A7:Sheet1.A7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B5:Sheet1.E5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</table:table-row>
          </table:table-header-rows>
          <table:table-rows>
            <table:table-row>
              <table:table-cell office:value-type="string">
                <text:p>Without Log</text:p>
                <draw:g>
                  <svg:desc>Sheet1.A6:Sheet1.A6</svg:desc>
                </draw:g>
              </table:table-cell>
              <table:table-cell office:value-type="float" office:value="0.489639968123151">
                <text:p>0.489639968123151</text:p>
                <draw:g>
                  <svg:desc>Sheet1.B6:Sheet1.E6</svg:desc>
                </draw:g>
              </table:table-cell>
              <table:table-cell office:value-type="float" office:value="1.01383897441787">
                <text:p>1.01383897441787</text:p>
              </table:table-cell>
              <table:table-cell office:value-type="float" office:value="1.12008842903999">
                <text:p>1.12008842903999</text:p>
              </table:table-cell>
              <table:table-cell office:value-type="float" office:value="0.926333284663783">
                <text:p>0.926333284663783</text:p>
              </table:table-cell>
            </table:table-row>
            <table:table-row>
              <table:table-cell office:value-type="string">
                <text:p>With Log</text:p>
                <draw:g>
                  <svg:desc>Sheet1.A7:Sheet1.A7</svg:desc>
                </draw:g>
              </table:table-cell>
              <table:table-cell office:value-type="float" office:value="0.445166050981668">
                <text:p>0.445166050981668</text:p>
                <draw:g>
                  <svg:desc>Sheet1.B7:Sheet1.E7</svg:desc>
                </draw:g>
              </table:table-cell>
              <table:table-cell office:value-type="float" office:value="0.93691892455606">
                <text:p>0.93691892455606</text:p>
              </table:table-cell>
              <table:table-cell office:value-type="float" office:value="1.04959552786738">
                <text:p>1.04959552786738</text:p>
              </table:table-cell>
              <table:table-cell office:value-type="float" office:value="1.02687553013733">
                <text:p>1.026875530137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3cm" svg:y="3.952cm" style:legend-expansion="high" chart:style-name="ch2"/>
        <chart:plot-area chart:style-name="ch3" table:cell-range-address="Sheet2.B25:Sheet2.E27 Sheet2.A26:Sheet2.A27" chart:data-source-has-labels="both" svg:x="1.331cm" svg:y="0.855cm" svg:width="10.859cm" svg:height="6.984cm">
          <chartooo:coordinate-region svg:x="2.878cm" svg:y="1.054cm" svg:width="9.218cm" svg:height="6.138cm"/>
          <chart:axis chart:dimension="x" chart:name="primary-x" chart:style-name="ch4" chartooo:axis-type="auto">
            <chartooo:date-scale/>
            <chart:title svg:x="5.697cm" svg:y="8.019cm" chart:style-name="ch5">
              <text:p>No. of threads</text:p>
            </chart:title>
            <chart:categories table:cell-range-address="Sheet2.B25:Sheet2.E25"/>
          </chart:axis>
          <chart:axis chart:dimension="y" chart:name="primary-y" chart:style-name="ch4">
            <chart:title svg:x="0.451cm" svg:y="6.217cm" chart:style-name="ch6">
              <text:p>Latency per request in ns</text:p>
            </chart:title>
            <chart:grid chart:style-name="ch7" chart:class="major"/>
          </chart:axis>
          <chart:series chart:style-name="ch8" chart:values-cell-range-address="Sheet2.B26:Sheet2.E26" chart:label-cell-address="Sheet2.A26:Sheet2.A26" chart:class="chart:line">
            <chart:data-point chart:repeated="4"/>
          </chart:series>
          <chart:series chart:style-name="ch9" chart:values-cell-range-address="Sheet2.B27:Sheet2.E27" chart:label-cell-address="Sheet2.A27:Sheet2.A27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2.B25:Sheet2.E25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</table:table-row>
          </table:table-header-rows>
          <table:table-rows>
            <table:table-row>
              <table:table-cell office:value-type="string">
                <text:p>Without Log</text:p>
                <draw:g>
                  <svg:desc>Sheet2.A26:Sheet2.A26</svg:desc>
                </draw:g>
              </table:table-cell>
              <table:table-cell office:value-type="float" office:value="2026978.66666667">
                <text:p>2026978.66666667</text:p>
                <draw:g>
                  <svg:desc>Sheet2.B26:Sheet2.E26</svg:desc>
                </draw:g>
              </table:table-cell>
              <table:table-cell office:value-type="float" office:value="1965516.66666667">
                <text:p>1965516.66666667</text:p>
              </table:table-cell>
              <table:table-cell office:value-type="float" office:value="2635057.66666667">
                <text:p>2635057.66666667</text:p>
              </table:table-cell>
              <table:table-cell office:value-type="float" office:value="4240416.91666667">
                <text:p>4240416.91666667</text:p>
              </table:table-cell>
            </table:table-row>
            <table:table-row>
              <table:table-cell office:value-type="string">
                <text:p>With Log</text:p>
                <draw:g>
                  <svg:desc>Sheet2.A27:Sheet2.A27</svg:desc>
                </draw:g>
              </table:table-cell>
              <table:table-cell office:value-type="float" office:value="2279447.33333333">
                <text:p>2279447.33333333</text:p>
                <draw:g>
                  <svg:desc>Sheet2.B27:Sheet2.E27</svg:desc>
                </draw:g>
              </table:table-cell>
              <table:table-cell office:value-type="float" office:value="2097034.16666667">
                <text:p>2097034.16666667</text:p>
              </table:table-cell>
              <table:table-cell office:value-type="float" office:value="2820173.22222222">
                <text:p>2820173.22222222</text:p>
              </table:table-cell>
              <table:table-cell office:value-type="float" office:value="3984736.16666667">
                <text:p>3984736.1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